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2"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10"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11" style:family="paragraph" style:parent-style-name="Standard" style:master-page-name="Standard">
      <style:paragraph-properties fo:text-align="center" style:justify-single-word="false" style:page-number="auto"/>
      <style:text-properties officeooo:paragraph-rsid="00c1b55b"/>
    </style:style>
    <style:style style:name="P12" style:family="paragraph" style:parent-style-name="Standard">
      <style:paragraph-properties fo:text-align="center" style:justify-single-word="false"/>
      <style:text-properties officeooo:paragraph-rsid="00c1b55b"/>
    </style:style>
    <style:style style:name="P13" style:family="paragraph" style:parent-style-name="Standard">
      <style:paragraph-properties fo:text-align="justify" style:justify-single-word="false"/>
      <style:text-properties officeooo:paragraph-rsid="001e5373"/>
    </style:style>
    <style:style style:name="P14" style:family="paragraph" style:parent-style-name="Standard">
      <style:paragraph-properties fo:text-align="justify" style:justify-single-word="false"/>
      <style:text-properties style:use-window-font-color="true" officeooo:paragraph-rsid="006644f8"/>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302ad"/>
    </style:style>
    <style:style style:name="P1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302ad" style:font-name-asian="Times New Roman1" style:font-size-asian="12pt" style:font-name-complex="Times New Roman1" style:font-size-complex="12pt"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d3c9ae" officeooo:paragraph-rsid="00d3c9ae" style:font-name-asian="Times New Roman1" style:font-size-asian="12pt" style:font-name-complex="Times New Roman1" style:font-size-complex="12pt" loext:padding="0in" loext:border="none"/>
    </style:style>
    <style:style style:name="P19"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officeooo:rsid="00c1b55b" officeooo:paragraph-rsid="00c1b55b"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c302ad" style:font-name-asian="Times New Roman1" style:font-size-asian="12pt" style:font-weight-asian="bold" style:font-name-complex="Times New Roman1" style:font-size-complex="12pt" style:font-weight-complex="bold" loext:padding="0in" loext:border="none"/>
    </style:style>
    <style:style style:name="P21"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officeooo:paragraph-rsid="00c302ad" style:font-name-asian="Times New Roman1" style:font-size-asian="12pt" style:font-weight-asian="bold" style:font-name-complex="Times New Roman1" style:font-size-complex="12pt" style:font-weight-complex="bold" loext:padding="0in" loext:border="none"/>
    </style:style>
    <style:style style:name="T1" style:family="text">
      <style:text-properties style:font-name="Times New Roman" fo:font-size="12pt" officeooo:rsid="006644f8" style:font-size-asian="12pt" style:font-name-complex="Times New Roman1" style:font-size-complex="12pt"/>
    </style:style>
    <style:style style:name="T2" style:family="text">
      <style:text-properties style:font-name="Times New Roman" fo:font-size="12pt" officeooo:rsid="0095013b" style:font-size-asian="12pt" style:font-name-complex="Times New Roman1" style:font-size-complex="12pt"/>
    </style:style>
    <style:style style:name="T3" style:family="text">
      <style:text-properties style:font-name="Times New Roman" fo:font-size="12pt" officeooo:rsid="00c4a6d0" style:font-size-asian="12pt" style:font-name-complex="Times New Roman1" style:font-size-complex="12pt"/>
    </style:style>
    <style:style style:name="T4" style:family="text">
      <style:text-properties style:use-window-font-color="true" style:font-name="Times New Roman" fo:font-size="18pt" fo:language="es" fo:country="ES" fo:font-weight="bold" officeooo:rsid="00a45a72" style:font-size-asian="18pt" style:font-weight-asian="bold" style:font-name-complex="Times New Roman1"/>
    </style:style>
    <style:style style:name="T5" style:family="text">
      <style:text-properties style:use-window-font-color="true" style:font-name="Times New Roman" fo:font-size="18pt" fo:language="es" fo:country="ES" fo:font-weight="bold" officeooo:rsid="00c1b55b" style:font-size-asian="18pt" style:font-weight-asian="bold" style:font-name-complex="Times New Roman1"/>
    </style:style>
    <style:style style:name="T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8"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9" style:family="text">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T10" style:family="text">
      <style:text-properties style:use-window-font-color="true" style:font-name="Times New Roman" fo:font-size="12pt" fo:language="es" fo:country="ES" officeooo:rsid="00c83a05" style:font-name-asian="Times New Roman1" style:font-size-asian="12pt" style:font-name-complex="Times New Roman1" style:font-size-complex="12pt" loext:padding="0in" loext:border="none"/>
    </style:style>
    <style:style style:name="T11" style:family="text">
      <style:text-properties style:use-window-font-color="true" style:font-name="Times New Roman" fo:font-size="12pt" fo:language="es" fo:country="ES" officeooo:rsid="00c93782" style:font-name-asian="Times New Roman1" style:font-size-asian="12pt" style:font-name-complex="Times New Roman1" style:font-size-complex="12pt" loext:padding="0in" loext:border="none"/>
    </style:style>
    <style:style style:name="T12" style:family="text">
      <style:text-properties style:use-window-font-color="true" style:font-name="Times New Roman" fo:font-size="12pt" fo:language="es" fo:country="ES" officeooo:rsid="00cf802f" style:font-name-asian="Times New Roman1" style:font-size-asian="12pt" style:font-name-complex="Times New Roman1" style:font-size-complex="12pt" loext:padding="0in" loext:border="none"/>
    </style:style>
    <style:style style:name="T13" style:family="text">
      <style:text-properties style:use-window-font-color="true" style:font-name="Times New Roman" fo:font-size="12pt" fo:language="es" fo:country="ES" officeooo:rsid="00d0b20a" style:font-name-asian="Times New Roman1" style:font-size-asian="12pt" style:font-name-complex="Times New Roman1" style:font-size-complex="12pt" loext:padding="0in" loext:border="none"/>
    </style:style>
    <style:style style:name="T14" style:family="text">
      <style:text-properties style:use-window-font-color="true" style:font-name="Times New Roman" fo:font-size="12pt" fo:language="es" fo:country="ES" officeooo:rsid="00d3151b" style:font-name-asian="Times New Roman1" style:font-size-asian="12pt" style:font-name-complex="Times New Roman1" style:font-size-complex="12pt" loext:padding="0in" loext:border="none"/>
    </style:style>
    <style:style style:name="T15" style:family="text">
      <style:text-properties style:use-window-font-color="true" style:font-name="Times New Roman" fo:font-size="12pt" fo:language="es" fo:country="ES" officeooo:rsid="00d544c0" style:font-name-asian="Times New Roman1" style:font-size-asian="12pt" style:font-name-complex="Times New Roman1" style:font-size-complex="12pt" loext:padding="0in" loext:border="none"/>
    </style:style>
    <style:style style:name="T16" style:family="text">
      <style:text-properties style:use-window-font-color="true" style:font-name="Times New Roman" fo:font-size="12pt" fo:language="es" fo:country="ES" officeooo:rsid="00d74b9e" style:font-name-asian="Times New Roman1" style:font-size-asian="12pt" style:font-name-complex="Times New Roman1" style:font-size-complex="12pt" loext:padding="0in" loext:border="none"/>
    </style:style>
    <style:style style:name="T17" style:family="text">
      <style:text-properties style:use-window-font-color="true" style:font-name="Times New Roman" fo:font-size="12pt" fo:language="es" fo:country="ES" officeooo:rsid="00e16c2b" style:font-name-asian="Times New Roman1" style:font-size-asian="12pt" style:font-name-complex="Times New Roman1" style:font-size-complex="12pt" loext:padding="0in" loext:border="none"/>
    </style:style>
    <style:style style:name="T18" style:family="text">
      <style:text-properties style:use-window-font-color="true" style:font-name="Times New Roman" fo:font-size="12pt" fo:language="es" fo:country="ES" officeooo:rsid="00d54ea0" style:font-name-asian="Times New Roman1" style:font-size-asian="12pt" style:font-name-complex="Times New Roman1" style:font-size-complex="12pt" loext:padding="0in" loext:border="none"/>
    </style:style>
    <style:style style:name="T19" style:family="text">
      <style:text-properties style:use-window-font-color="true" style:font-name="Times New Roman" fo:font-size="12pt" officeooo:rsid="006476c4" style:font-size-asian="12pt" style:font-name-complex="Times New Roman1" style:font-size-complex="12pt"/>
    </style:style>
    <style:style style:name="T20" style:family="text">
      <style:text-properties officeooo:rsid="008e20ec"/>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officeooo:rsid="00d54ea0"/>
    </style:style>
    <style:style style:name="T24" style:family="text">
      <style:text-properties officeooo:rsid="00d74b9e"/>
    </style:style>
    <style:style style:name="T25" style:family="text">
      <style:text-properties officeooo:rsid="00e14189"/>
    </style:style>
    <style:style style:name="T26" style:family="text">
      <style:text-properties officeooo:rsid="00e16c2b"/>
    </style:style>
    <style:style style:name="T27" style:family="text">
      <style:text-properties officeooo:rsid="00e19b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5">P</text:span><text:span text:style-name="T4">recontrato de trabajo o promesa de </text:span></text:p>
      <text:p text:style-name="P12"><text:span text:style-name="T4">contrato de trabajo</text:span></text:p>
      <text:p text:style-name="P5"/>
      <text:p text:style-name="P2">En <text:span text:style-name="T20">id-unid-1</text:span>, a <text:s/><text:span text:style-name="T20">id-unid-2</text:span></text:p>
      <text:p text:style-name="P1"/>
      <text:p text:style-name="P4">REUNIDOS</text:p>
      <text:p text:style-name="P3"/>
      <text:p text:style-name="P3">De una parte,</text:p>
      <text:p text:style-name="P13"><text:span text:style-name="T19">id-unid-3_1</text:span></text:p>
      <text:p text:style-name="P6"/>
      <text:p text:style-name="P3">De otra parte,</text:p>
      <text:p text:style-name="P14"><text:span text:style-name="T1">id-unid-5, con id-unid-6: </text:span><text:span text:style-name="T2">id-unid-7</text:span><text:span text:style-name="T1">, domicilio en: </text:span><text:span text:style-name="T3">id-unid-8</text:span><text:span text:style-name="T1">, y en su propio nombre.</text:span></text:p>
      <text:p text:style-name="P6"/>
      <text:p text:style-name="P7"/>
      <text:p text:style-name="P19">MANIFIESTAN</text:p>
      <text:p text:style-name="P7"/>
      <text:p text:style-name="P16"><text:span text:style-name="T21"/></text:p>
      <text:p text:style-name="P15"><text:span text:style-name="T7">PRIMERO.</text:span><text:span text:style-name="T9"> Que </text:span><text:span text:style-name="T16">el empleador</text:span><text:span text:style-name="T9"> id-dec-10tiene un especial interés en contratar los servicios de </text:span><text:span text:style-name="T17">id-unid-5</text:span><text:span text:style-name="T9"> y realiza una oferta de incorporación al siguiente puesto: </text:span><text:span text:style-name="T17">id-dec-11</text:span><text:span text:style-name="T9">.</text:span></text:p>
      <text:p text:style-name="P17"/>
      <text:p text:style-name="P15"><text:span text:style-name="T7">SEGUNDO.</text:span><text:span text:style-name="T9"> Que </text:span><text:span text:style-name="T17">id-unid-5</text:span><text:span text:style-name="T9"> también tiene especial interés en aceptar la oferta en los términos que se le plantean. </text:span><text:span text:style-name="T18">id-decnew-6</text:span></text:p>
      <text:p text:style-name="P17"/>
      <text:p text:style-name="P17"><text:span text:style-name="T22">TERCERO.</text:span> Que al efecto de concretar y garantizar la consecución de las futuras condiciones laborales mediante un contrato de trabajo, ambas partes pretenden formalizar a través de este acto un PRECONTRATO DE TRABAJO O PROMESA DE CONTRATO DE TRABAJO, por lo que, en consecuencia,</text:p>
      <text:p text:style-name="P17"/>
      <text:p text:style-name="P17"/>
      <text:p text:style-name="P21">ACUERDAN</text:p>
      <text:p text:style-name="P17"/>
      <text:p text:style-name="P17"/>
      <text:p text:style-name="P17"><text:span text:style-name="T22">PRIMERO.</text:span> Disponibilidad del futuro trabajador.</text:p>
      <text:p text:style-name="P17"/>
      <text:p text:style-name="P18">iddecnew6-extra-0</text:p>
      <text:p text:style-name="P17"/>
      <text:p text:style-name="P17"/>
      <text:p text:style-name="P20">SEGUNDO. Características del contrato de trabajo prometido.</text:p>
      <text:p text:style-name="P20"/>
      <text:p text:style-name="P15"><text:soft-page-break/><text:span text:style-name="T13">El futuro empleador</text:span><text:span text:style-name="T9"> se compromete a formalizar el contrato de trabajo prometido para el puesto de: </text:span><text:span text:style-name="T11">id-dec-11</text:span><text:span text:style-name="T9">, y de carácter </text:span><text:span text:style-name="T10">id-unidnew-7</text:span><text:span text:style-name="T9"> con </text:span><text:span text:style-name="T12">el trabajador</text:span><text:span text:style-name="T9"> </text:span><text:span text:style-name="T15">iddecnew6-extra-1</text:span><text:span text:style-name="T9"> para así proceder a su inmediata incorporación al puesto objeto de esta promesa o precontrato. Dicho contrato de trabajo se ajustará en su clausulado como mínimo a lo establecido en la presente promesa o precontrato.</text:span></text:p>
      <text:p text:style-name="P15"><text:span text:style-name="T9"/></text:p>
      <text:p text:style-name="P15"><text:span text:style-name="T9">id-dec-13</text:span></text:p>
      <text:p text:style-name="P17"/>
      <text:p text:style-name="P17"/>
      <text:p text:style-name="P20">TERCERO. Funciones y retribución prometidas.</text:p>
      <text:p text:style-name="P20"/>
      <text:p text:style-name="P17">Se contratará a id-unid-5 para desarrollar las funciones, incluidas, sin carácter exhaustivo, de: id-dec-12</text:p>
      <text:p text:style-name="P17"/>
      <text:p text:style-name="P17">Mediando una retribución bruta id-dec-14 de iddec15-precioAletras (id-dec-15 €) y respetando la jornada laboral establecida en el convenio colectivo por el que se rige y aplica <text:s/><text:span text:style-name="T27">el empleador</text:span> y, en general, la Ley del Estatuto de los Trabajadores (aprobado por el Real Decreto Legislativo 5/5822, 52 58 52 2825852) en los artículos 82 2 8825822228. id-dec-16</text:p>
      <text:p text:style-name="P17"/>
      <text:p text:style-name="P17"/>
      <text:p text:style-name="P20">CUARTO. Período de prueba.</text:p>
      <text:p text:style-name="P20"/>
      <text:p text:style-name="P17">id-dec-28</text:p>
      <text:p text:style-name="P17"/>
      <text:p text:style-name="P17"/>
      <text:p text:style-name="P20">QUINTO. Incumplimiento del precontrato.</text:p>
      <text:p text:style-name="P20"/>
      <text:p text:style-name="P17">id-dec-18</text:p>
      <text:p text:style-name="P17"/>
      <text:p text:style-name="P17">Del mismo modo, la no presentación de<text:span text:style-name="T25">l trabajador</text:span> el día acordado para la conclusión del contrato que aquí se promete y su consiguiente incorporación al nuevo puesto de trabajo liberaría a<text:span text:style-name="T25">l empleador</text:span> del compromiso de contratación que, en este documento, asume y toda otra obligación derivada del mismo.</text:p>
      <text:p text:style-name="P17"/>
      <text:p text:style-name="P17"/>
      <text:p text:style-name="P20">SEXTO. Protección de datos.</text:p>
      <text:p text:style-name="P20"/>
      <text:p text:style-name="P17">Las partes que aquí se comprometen conocen y se obligan a cumplir el Reglamento (UE) 2016/679 del Parlamento Europeo y del Consejo, de 27 de abril de 2016, relativo a la protección de las personas físicas en lo que respecta al tratamiento de datos personales y a la libre circulación de estos datos (RGPD), así como la Ley Orgánica 3/2018, de Protección de Datos Personales y garantía de los derechos digitales y su normativa de desarrollo, y/o aquellas que las pudieran sustituir o actualizar en el futuro.</text:p>
      <text:p text:style-name="P17"/>
      <text:p text:style-name="P17">De esta forma, las partes son conscientes de que mediante la firma de este documento consienten que sus datos personales recogidos en el mismo, así como aquellos que se pudiesen recoger en el futuro para poder dar cumplimiento o una correcta ejecución de este, podrían ser incorporados por la otra parte a su propio fichero automatizado o no de recogida <text:soft-page-break/>de datos con el fin de ejecutar correctamente la relación contractual que aquí las compromete y, eventualmente, para una gestión administrativa y/o comercial.</text:p>
      <text:p text:style-name="P17"/>
      <text:p text:style-name="P17">En todo caso, las partes se comprometen a que estos datos personales no serán comunicados en ningún caso a terceros, aunque, si se diese el caso de que fuera a realizarse algún tipo de comunicación de datos personales, se obligan siempre y de forma previa, a solicitar el consentimiento expreso, informado, e inequívoco de la parte que es titular de dichos datos de carácter personal indicando la finalidad concreta para la que se realizará la comunicación de los datos.</text:p>
      <text:p text:style-name="P17"/>
      <text:p text:style-name="P17">82 2825 88558585 22 5285825 2822525 8828258822 2 52825888822 2555 858 255228 22 855222 58 222588882 52 828 52528528 52 588282, 5282828858822, 852528822, 8828258822 528 25525282222, 225258888555 5 222888822 822 828 852 25582552 822255.</text:p>
      <text:p text:style-name="P17"/>
      <text:p text:style-name="P17">Y en prueba de conformidad de cuanto antecede firman el presente documento por duplicado a un solo efecto, en la fecha y el lugar mencionados en el encabezamiento de este escrito.</text:p>
      <text:p text:style-name="P17"><text:tab/></text:p>
      <text:p text:style-name="P7"/>
      <text:p text:style-name="P10"><text:span text:style-name="T6">EL </text:span><text:span text:style-name="T8">EMPLEADOR</text:span><text:span text:style-name="T6"> <text:s text:c="55"/><text:tab/>EL </text:span><text:span text:style-name="T8">TRABAJADOR</text:span></text:p>
      <text:p text:style-name="P9"><text:line-break/></text:p>
      <text:p text:style-name="P9"><text:bookmark text:name="_GoBack"/><text:line-break/><text:line-break/><text:line-break/>........................................... <text:s text:c="55"/>...........................................</text:p>
      <text:p text:style-name="P8">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58</meta:editing-cycles>
    <meta:creation-date>2019-11-25T09:28:00</meta:creation-date>
    <dc:date>2020-07-31T21:07:36.953913181</dc:date>
    <meta:editing-duration>P3DT8H54M48S</meta:editing-duration>
    <meta:generator>LibreOffice/6.4.3.2$MacOSX_X86_64 LibreOffice_project/747b5d0ebf89f41c860ec2a39efd7cb15b54f2d8</meta:generator>
    <meta:document-statistic meta:table-count="0" meta:image-count="0" meta:object-count="0" meta:page-count="3" meta:paragraph-count="37" meta:word-count="655" meta:character-count="4471" meta:non-whitespace-character-count="36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